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40.7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6"/>
    <style:style style:name="ce3" style:family="table-cell" style:parent-style-name="Default" style:data-style-name="N106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>
            <text:p>Kosten Wallbox</text:p>
          </table:table-cell>
          <table:table-cell table:style-name="ce3" table:formula="of:=SUM([.C3:.C1048576])" office:value-type="currency" office:currency="EUR" office:value="194.27">
            <text:p>194,27 €</text:p>
          </table:table-cell>
          <table:table-cell/>
        </table:table-row>
        <table:table-row table:style-name="ro2">
          <table:table-cell/>
          <table:table-cell office:value-type="string">
            <text:p>Wemos Mini D1</text:p>
          </table:table-cell>
          <table:table-cell office:value-type="currency" office:currency="EUR" office:value="5">
            <text:p>5,00 €</text:p>
          </table:table-cell>
          <table:table-cell/>
        </table:table-row>
        <table:table-row table:style-name="ro2">
          <table:table-cell/>
          <table:table-cell office:value-type="string">
            <text:p>Schütz 22 kW 3Phasig</text:p>
          </table:table-cell>
          <table:table-cell office:value-type="currency" office:currency="EUR" office:value="7">
            <text:p>7,00 €</text:p>
          </table:table-cell>
          <table:table-cell office:value-type="string">
            <text:p>https://www.ebay.de/itm/Siemens-Lastschütz-3RT1036-22KW/303574201625?ssPageName=STRK%3AMEBIDX%3AIT&amp;_trksid=p2060353.m1431.l2649</text:p>
          </table:table-cell>
        </table:table-row>
        <table:table-row table:style-name="ro2">
          <table:table-cell/>
          <table:table-cell office:value-type="string">
            <text:p>Optokoppler/Relais</text:p>
          </table:table-cell>
          <table:table-cell office:value-type="currency" office:currency="EUR" office:value="3.79">
            <text:p>3,79 €</text:p>
          </table:table-cell>
          <table:table-cell office:value-type="string">
            <text:p>https://www.ebay.de/itm/2-Kanal-5V-Relais-Modul-Relay-Optokoppler-Arduino-Raspberry-Pi/162681155522?hash=item25e08d6fc2:g:bekAAOSwEDhdURSR</text:p>
          </table:table-cell>
        </table:table-row>
        <table:table-row table:style-name="ro1">
          <table:table-cell/>
          <table:table-cell office:value-type="string">
            <text:p>Optokoppler/Signal</text:p>
          </table:table-cell>
          <table:table-cell office:value-type="currency" office:currency="EUR" office:value="3.79">
            <text:p>3,79 €</text:p>
          </table:table-cell>
          <table:table-cell/>
        </table:table-row>
        <table:table-row table:style-name="ro2">
          <table:table-cell/>
          <table:table-cell office:value-type="string">
            <text:p>FI-Schutz 40A</text:p>
          </table:table-cell>
          <table:table-cell office:value-type="currency" office:currency="EUR" office:value="46.1">
            <text:p>46,10 €</text:p>
          </table:table-cell>
          <table:table-cell office:value-type="string">
            <text:p>https://www.ebay.de/itm/Eaton-PXL-B40-3-Leitungsschutzschalter-B40A-10kA-3-polig-236404/264515630717?epid=1004235262&amp;hash=item3d965c367d:g:HIEAAOSw2sZbNj9W</text:p>
          </table:table-cell>
        </table:table-row>
        <table:table-row table:style-name="ro1">
          <table:table-cell/>
          <table:table-cell office:value-type="string">
            <text:p>Typ2 Ladeleitung</text:p>
          </table:table-cell>
          <table:table-cell office:value-type="currency" office:currency="EUR" office:value="99">
            <text:p>99,00 €</text:p>
          </table:table-cell>
          <table:table-cell office:value-type="string">
            <text:p>https://www.ebay.de/itm/Mennekes-E-Auto-Ladeleitung-Mode-3-Ladekabel-Typ-2-Ladekupplung-32-A-480-V-5-m/174245443348?hash=item2891d67714:g:HSsAAOSw3axejwB3</text:p>
          </table:table-cell>
        </table:table-row>
        <table:table-row table:style-name="ro1">
          <table:table-cell/>
          <table:table-cell office:value-type="string">
            <text:p>Kunststoff Schaltschrank Wandgehäuse</text:p>
          </table:table-cell>
          <table:table-cell office:value-type="currency" office:currency="EUR" office:value="29.59">
            <text:p>29,59 €</text:p>
          </table:table-cell>
          <table:table-cell office:value-type="string">
            <text:p>https://www.ebay.de/itm/Kunststoff-Schaltschrank-Wandgehause-Gehause-Elektrogehause-Verteilerschrank-NEU/190581983934?_trkparms=ispr%3D1&amp;hash=item2c5f924abe:g:TUQAAOSwKytZHbTl&amp;enc=AQAEAAACYIQvEcHUrT7nmUC3yY5qbPyaBN1nJEDYW8MyypsJPgXK4PLYVaIgu9w9Os2XtDHJes8q0jZBc6hfvY17R2wk4UP6Tzgm9YLG%2FllDBT6CjyQv2vw2zqu4ZlTVvnDH03mPyJu6ccwC9ydumSFhBT54ChqilLyZARYK9jbLFhxzyod1ahwcoxhhMCdayDlFmsBpexCiohgX7GR8GF25Rh%2FijtgZUbk0Hxg%2B6%2BI%2Bavx4l%2FPggaqcUdNVsda8GUr7w%2FEHurgy1TcK8UG1OCmS%2Fh7vbM6fiaT9e1eX1%2B8m6D31FYyR7JLPJe8pRYItFFAsYioiJ5Is6URuFIZRg9RF9I5QzklqhONLB6057al5f7hdjEztu8%2BRhQiHvkCgnIgc88A%2FHKY%2FDDRSJ9elDccuNXtZeiRiRb03pNsNaFOkJEY2Z4aZOnKfG5J3YNSbLG4ydS111mTLf2%2BvYNsHfCIpQWUwkVFykq0ZEaMcPn%2FB257uKVDfh%2FUDcm0zpn8aYGn0K9HKJTSGx65UAarikfIlP65H%2ByK5qDmx0LWbIYJcQg0OaWhZmUdSq34gMiTT5DfhmCraYFEHReXA2%2FftXYyERHdRCWsfFQTTnf7b72C2jWysqb5mUpxjzkmfrcbWBAxPkzkg3bNoowYNva%2FY1d0ZgSP9Axjj8whjuwmHd48ctNsAxj5LlNT4O904uA58bgLAdXq9fwvCTu5m8LUr5Xten5wsCmwP10iMEXficxS22quoUpd2b363Gj%2BrIKBjZybBMkAlmfZgIv1ykiWoVOybrUVbtMPHAfSJgWbFsBMrhW23y20F&amp;checksum=1905819839343b922ce6d14c4aaeacda82330341ee37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3">23.05.2020</text:date>, <text:time>12:34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Wilhelm</meta:initial-creator>
    <meta:creation-date>2020-05-22T15:11:54.06</meta:creation-date>
    <dc:date>2020-05-23T12:34:36.44</dc:date>
    <dc:creator>Stefan Wilhelm</dc:creator>
    <meta:editing-duration>PT20H4M27S</meta:editing-duration>
    <meta:editing-cycles>2</meta:editing-cycles>
    <meta:generator>OpenOffice/4.1.5$Win32 OpenOffice.org_project/415m1$Build-9789</meta:generator>
    <meta:document-statistic meta:table-count="3" meta:cell-count="21" meta:object-count="0"/>
  </office:meta>
</office:document-meta>
</file>